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svg:stroke-color="#666666" draw:fill-color="#eeeeee" draw:textarea-vertical-align="middle"/>
    </style:style>
    <style:style style:name="gr2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>
      <style:graphic-properties svg:stroke-color="#000000" draw:fill-color="#ffffff" draw:textarea-vertical-align="middle"/>
    </style:style>
    <style:style style:name="gr33" style:family="graphic" style:parent-style-name="standard">
      <style:graphic-properties svg:stroke-color="#000000" draw:fill-color="#dddddd" draw:textarea-vertical-align="middle"/>
    </style:style>
    <style:style style:name="gr34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>
      <style:graphic-properties draw:stroke="none" svg:stroke-color="#000000" draw:fill="none" draw:fill-color="#ffffff" fo:min-height="0.681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style:text-properties style:font-name="Lucida Console"/>
    </style:style>
    <style:style style:name="P8" style:family="paragraph">
      <loext:graphic-properties draw:fill="none" draw:fill-color="#ffffff"/>
      <style:text-properties style:font-name="Lucida Console"/>
    </style:style>
    <style:style style:name="T1" style:family="text">
      <style:text-properties style:font-name="Lucida Conso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2.13cm" svg:y1="5.999cm" svg:x2="12.13cm" svg:y2="7.681cm">
            <text:p/>
          </draw:line>
          <draw:line draw:style-name="gr2" draw:text-style-name="P1" draw:layer="layout" svg:x1="10.728cm" svg:y1="6.84cm" svg:x2="12.131cm" svg:y2="5.999cm">
            <text:p/>
          </draw:line>
          <draw:line draw:style-name="gr3" draw:text-style-name="P1" draw:layer="layout" svg:x1="12.131cm" svg:y1="7.681cm" svg:x2="10.728cm" svg:y2="6.84cm">
            <text:p/>
          </draw:line>
          <draw:line draw:style-name="gr4" draw:text-style-name="P1" draw:layer="layout" svg:x1="8.624cm" svg:y1="6.84cm" svg:x2="14.234cm" svg:y2="6.84cm">
            <text:p/>
          </draw:line>
          <draw:line draw:style-name="gr5" draw:text-style-name="P1" draw:layer="layout" svg:x1="10.728cm" svg:y1="5.999cm" svg:x2="10.728cm" svg:y2="7.681cm">
            <text:p/>
          </draw:line>
        </draw:g>
        <draw:g>
          <draw:line draw:style-name="gr6" draw:text-style-name="P1" draw:layer="layout" svg:x1="16.358cm" svg:y1="7.689cm" svg:x2="16.359cm" svg:y2="6.007cm">
            <text:p/>
          </draw:line>
          <draw:line draw:style-name="gr7" draw:text-style-name="P1" draw:layer="layout" svg:x1="17.761cm" svg:y1="6.848cm" svg:x2="16.358cm" svg:y2="7.689cm">
            <text:p/>
          </draw:line>
          <draw:line draw:style-name="gr8" draw:text-style-name="P1" draw:layer="layout" svg:x1="16.359cm" svg:y1="6.007cm" svg:x2="17.761cm" svg:y2="6.848cm">
            <text:p/>
          </draw:line>
          <draw:line draw:style-name="gr9" draw:text-style-name="P1" draw:layer="layout" svg:x1="19.865cm" svg:y1="6.849cm" svg:x2="14.255cm" svg:y2="6.847cm">
            <text:p/>
          </draw:line>
          <draw:line draw:style-name="gr10" draw:text-style-name="P1" draw:layer="layout" svg:x1="17.761cm" svg:y1="7.689cm" svg:x2="17.762cm" svg:y2="6.007cm">
            <text:p/>
          </draw:line>
        </draw:g>
        <draw:g>
          <draw:glue-point draw:id="4" svg:x="5cm" svg:y="-5cm"/>
          <draw:glue-point draw:id="5" svg:x="5cm" svg:y="5cm"/>
          <draw:line draw:style-name="gr11" draw:text-style-name="P1" draw:layer="layout" svg:x1="14.318cm" svg:y1="8.916cm" svg:x2="14.318cm" svg:y2="9.909cm">
            <text:p/>
          </draw:line>
          <draw:line draw:style-name="gr12" draw:text-style-name="P1" draw:layer="layout" svg:x1="12.542cm" svg:y1="9.909cm" svg:x2="14.318cm" svg:y2="11.895cm">
            <text:p/>
          </draw:line>
          <draw:line draw:style-name="gr13" draw:text-style-name="P1" draw:layer="layout" svg:x1="14.318cm" svg:y1="11.895cm" svg:x2="14.318cm" svg:y2="12.888cm">
            <text:p/>
          </draw:line>
        </draw:g>
        <draw:line draw:style-name="gr14" draw:text-style-name="P2" draw:layer="layout" svg:x1="14.318cm" svg:y1="8.929cm" svg:x2="14.318cm" svg:y2="6.855cm">
          <text:p/>
        </draw:line>
        <draw:g>
          <draw:line draw:style-name="gr15" draw:text-style-name="P1" draw:layer="layout" svg:x1="14.316cm" svg:y1="12.802cm" svg:x2="14.316cm" svg:y2="13.906cm">
            <text:p/>
          </draw:line>
          <draw:line draw:style-name="gr16" draw:text-style-name="P1" draw:layer="layout" svg:x1="13.481cm" svg:y1="13.906cm" svg:x2="15.147cm" svg:y2="13.906cm">
            <text:p/>
          </draw:line>
          <draw:line draw:style-name="gr17" draw:text-style-name="P1" draw:layer="layout" svg:x1="13.761cm" svg:y1="14.453cm" svg:x2="14.872cm" svg:y2="14.453cm">
            <text:p/>
          </draw:line>
          <draw:line draw:style-name="gr18" draw:text-style-name="P1" draw:layer="layout" svg:x1="14.036cm" svg:y1="15.005cm" svg:x2="14.591cm" svg:y2="15.005cm">
            <text:p/>
          </draw:line>
        </draw:g>
        <draw:g>
          <draw:g>
            <draw:polygon draw:style-name="gr19" draw:text-style-name="P3" draw:layer="layout" svg:width="2.37cm" svg:height="4.589cm" draw:transform="rotate (-3.14159265358979) translate (22.474cm 10.384cm)" svg:viewBox="0 0 2371 4590" draw:points="2371,4590 2371,0 25,0 25,535 1300,1020 1300,3646 0,4207 0,4590">
              <text:p/>
            </draw:polygon>
            <draw:path draw:style-name="gr20" draw:text-style-name="P4" draw:layer="layout" svg:width="0.586cm" svg:height="1.644cm" draw:transform="rotate (-1.5707963267949) translate (21.528cm 6.858cm)" svg:viewBox="0 0 587 1645" svg:d="M0 1645c294-3701 587 0 587 0">
              <text:p/>
            </draw:path>
            <draw:path draw:style-name="gr21" draw:text-style-name="P4" draw:layer="layout" svg:width="0.586cm" svg:height="1.644cm" draw:transform="rotate (-1.5707963267949) translate (21.514736cm 7.44840479360852cm)" svg:viewBox="0 0 587 1645" svg:d="M0 1645c294-3701 587 0 587 0">
              <text:p/>
            </draw:path>
            <draw:path draw:style-name="gr22" draw:text-style-name="P4" draw:layer="layout" svg:width="0.586cm" svg:height="1.644cm" draw:transform="rotate (-1.5707963267949) translate (21.528cm 8.03568575233023cm)" svg:viewBox="0 0 587 1645" svg:d="M0 1645c294-3701 587 0 587 0">
              <text:p/>
            </draw:path>
            <draw:path draw:style-name="gr23" draw:text-style-name="P4" draw:layer="layout" svg:width="0.586cm" svg:height="1.644cm" draw:transform="rotate (-1.5707963267949) translate (21.528cm 8.61671904127829cm)" svg:viewBox="0 0 587 1645" svg:d="M0 1645c294-3701 587 0 587 0">
              <text:p/>
            </draw:path>
          </draw:g>
          <draw:g>
            <draw:polygon draw:style-name="gr19" draw:text-style-name="P3" draw:layer="layout" svg:width="2.37cm" svg:height="4.589cm" svg:x="6.051cm" svg:y="5.675cm" svg:viewBox="0 0 2371 4590" draw:points="2371,4590 2371,0 25,0 25,535 1300,1020 1300,3646 0,4207 0,4590">
              <text:p/>
            </draw:polygon>
            <draw:path draw:style-name="gr24" draw:text-style-name="P4" draw:layer="layout" svg:width="0.586cm" svg:height="1.644cm" draw:transform="rotate (1.5707963267949) translate (6.997cm 9.201cm)" svg:viewBox="0 0 587 1645" svg:d="M0 1645c294-3701 587 0 587 0">
              <text:p/>
            </draw:path>
            <draw:path draw:style-name="gr25" draw:text-style-name="P4" draw:layer="layout" svg:width="0.586cm" svg:height="1.644cm" draw:transform="rotate (1.5707963267949) translate (7.010264cm 8.61059520639148cm)" svg:viewBox="0 0 587 1645" svg:d="M0 1645c294-3701 587 0 587 0">
              <text:p/>
            </draw:path>
            <draw:path draw:style-name="gr26" draw:text-style-name="P4" draw:layer="layout" svg:width="0.586cm" svg:height="1.644cm" draw:transform="rotate (1.5707963267949) translate (6.997cm 8.02331424766977cm)" svg:viewBox="0 0 587 1645" svg:d="M0 1645c294-3701 587 0 587 0">
              <text:p/>
            </draw:path>
            <draw:path draw:style-name="gr27" draw:text-style-name="P4" draw:layer="layout" svg:width="0.586cm" svg:height="1.644cm" draw:transform="rotate (1.5707963267949) translate (6.997cm 7.44228095872171cm)" svg:viewBox="0 0 587 1645" svg:d="M0 1645c294-3701 587 0 587 0">
              <text:p/>
            </draw:path>
          </draw:g>
          <draw:line draw:style-name="gr14" draw:text-style-name="P2" draw:layer="layout" svg:x1="19.95cm" svg:y1="9.211cm" svg:x2="18.955cm" svg:y2="9.211cm">
            <text:p/>
          </draw:line>
          <draw:line draw:style-name="gr14" draw:text-style-name="P2" draw:layer="layout" svg:x1="9.624cm" svg:y1="9.186cm" svg:x2="8.629cm" svg:y2="9.186cm">
            <text:p/>
          </draw:line>
        </draw:g>
        <draw:g>
          <draw:line draw:style-name="gr28" draw:text-style-name="P1" draw:layer="layout" svg:x1="9.616cm" svg:y1="14.466cm" svg:x2="9.616cm" svg:y2="15.57cm">
            <text:p/>
          </draw:line>
          <draw:line draw:style-name="gr29" draw:text-style-name="P1" draw:layer="layout" svg:x1="8.781cm" svg:y1="15.57cm" svg:x2="10.447cm" svg:y2="15.57cm">
            <text:p/>
          </draw:line>
          <draw:line draw:style-name="gr30" draw:text-style-name="P1" draw:layer="layout" svg:x1="9.061cm" svg:y1="16.117cm" svg:x2="10.172cm" svg:y2="16.117cm">
            <text:p/>
          </draw:line>
          <draw:line draw:style-name="gr31" draw:text-style-name="P1" draw:layer="layout" svg:x1="9.336cm" svg:y1="16.669cm" svg:x2="9.891cm" svg:y2="16.669cm">
            <text:p/>
          </draw:line>
        </draw:g>
        <draw:polygon draw:style-name="gr32" draw:text-style-name="P5" draw:layer="layout" svg:width="0.729cm" svg:height="2.124cm" svg:x="9.236cm" svg:y="11.158cm" svg:viewBox="0 0 730 2125" draw:points="158,7 568,0 568,408 719,410 730,2114 10,2125 0,410 158,410">
          <text:p/>
        </draw:polygon>
        <draw:polygon draw:style-name="gr33" draw:text-style-name="P6" draw:layer="layout" svg:width="1.439cm" svg:height="1.131cm" svg:x="8.907cm" svg:y="13.272cm" svg:viewBox="0 0 1440 1132" draw:points="0,0 1440,0 1440,413 1154,423 1154,931 974,1132 508,1132 297,921 286,413 0,402">
          <text:p/>
        </draw:polygon>
        <draw:line draw:style-name="gr14" draw:text-style-name="P2" draw:layer="layout" svg:x1="9.61cm" svg:y1="9.187cm" svg:x2="9.61cm" svg:y2="11.155cm">
          <text:p/>
        </draw:line>
        <draw:g>
          <draw:line draw:style-name="gr34" draw:text-style-name="P1" draw:layer="layout" svg:x1="18.957cm" svg:y1="14.484cm" svg:x2="18.957cm" svg:y2="15.588cm">
            <text:p/>
          </draw:line>
          <draw:line draw:style-name="gr35" draw:text-style-name="P1" draw:layer="layout" svg:x1="18.122cm" svg:y1="15.588cm" svg:x2="19.788cm" svg:y2="15.588cm">
            <text:p/>
          </draw:line>
          <draw:line draw:style-name="gr36" draw:text-style-name="P1" draw:layer="layout" svg:x1="18.402cm" svg:y1="16.135cm" svg:x2="19.513cm" svg:y2="16.135cm">
            <text:p/>
          </draw:line>
          <draw:line draw:style-name="gr37" draw:text-style-name="P1" draw:layer="layout" svg:x1="18.677cm" svg:y1="16.687cm" svg:x2="19.232cm" svg:y2="16.687cm">
            <text:p/>
          </draw:line>
        </draw:g>
        <draw:polygon draw:style-name="gr32" draw:text-style-name="P5" draw:layer="layout" svg:width="0.729cm" svg:height="2.124cm" svg:x="18.577cm" svg:y="11.176cm" svg:viewBox="0 0 730 2125" draw:points="158,7 568,0 568,408 719,410 730,2114 10,2125 0,410 158,410">
          <text:p/>
        </draw:polygon>
        <draw:polygon draw:style-name="gr33" draw:text-style-name="P6" draw:layer="layout" svg:width="1.439cm" svg:height="1.131cm" svg:x="18.248cm" svg:y="13.29cm" svg:viewBox="0 0 1440 1132" draw:points="0,0 1440,0 1440,413 1154,423 1154,931 974,1132 508,1132 297,921 286,413 0,402">
          <text:p/>
        </draw:polygon>
        <draw:line draw:style-name="gr14" draw:text-style-name="P2" draw:layer="layout" svg:x1="18.951cm" svg:y1="9.205cm" svg:x2="18.951cm" svg:y2="11.173cm">
          <text:p/>
        </draw:line>
        <draw:frame draw:style-name="gr38" draw:text-style-name="P8" draw:layer="layout" svg:width="4.543cm" svg:height="0.931cm" svg:x="19.033cm" svg:y="4.998cm">
          <draw:text-box>
            <text:p text:style-name="P7"><text:span text:style-name="T1">Ignition Coil</text:span></text:p>
          </draw:text-box>
        </draw:frame>
        <draw:frame draw:style-name="gr38" draw:text-style-name="P8" draw:layer="layout" svg:width="4.543cm" svg:height="0.931cm" svg:x="5.134cm" svg:y="4.999cm">
          <draw:text-box>
            <text:p text:style-name="P7"><text:span text:style-name="T1">Ignition Coil</text:span></text:p>
          </draw:text-box>
        </draw:frame>
        <draw:frame draw:style-name="gr38" draw:text-style-name="P8" draw:layer="layout" svg:width="4.543cm" svg:height="1.233cm" svg:x="14.284cm" svg:y="10.252cm">
          <draw:text-box>
            <text:p text:style-name="P7"><text:span text:style-name="T1">Ignition</text:span></text:p>
            <text:p text:style-name="P7"><text:span text:style-name="T1">Switch</text:span></text:p>
          </draw:text-box>
        </draw:frame>
        <draw:frame draw:style-name="gr38" draw:text-style-name="P8" draw:layer="layout" svg:width="4.543cm" svg:height="1.233cm" svg:x="19.485cm" svg:y="11.853cm">
          <draw:text-box>
            <text:p text:style-name="P7"><text:span text:style-name="T1">Spark</text:span></text:p>
            <text:p text:style-name="P7"><text:span text:style-name="T1">Plug</text:span></text:p>
          </draw:text-box>
        </draw:frame>
        <draw:frame draw:style-name="gr38" draw:text-style-name="P8" draw:layer="layout" svg:width="4.543cm" svg:height="1.233cm" svg:x="9.986cm" svg:y="11.854cm">
          <draw:text-box>
            <text:p text:style-name="P7"><text:span text:style-name="T1">Spark</text:span></text:p>
            <text:p text:style-name="P7"><text:span text:style-name="T1">Plu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McCloud</meta:initial-creator>
    <meta:creation-date>2016-03-04T12:58:55.574000000</meta:creation-date>
    <dc:date>2016-03-04T14:04:36.099000000</dc:date>
    <dc:creator>Peter McCloud</dc:creator>
    <meta:editing-duration>PT17M36S</meta:editing-duration>
    <meta:editing-cycles>3</meta:editing-cycles>
    <meta:generator>LibreOffice/5.0.4.2$Windows_x86 LibreOffice_project/2b9802c1994aa0b7dc6079e128979269cf95bc78</meta:generator>
    <meta:document-statistic meta:object-count="58"/>
  </office:meta>
</office:document-meta>
</file>